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1"/>
    </style:style>
    <style:style style:name="T10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Sabato Morais<text:tab/><text:tab/><text:tab/><text:tab/><text:tab/></text:p>
      <text:p text:style-name="P5">Author of letter<text:tab/><text:tab/><text:tab/><text:tab/>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Karaites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o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King Jannous, Simeon Ben Shatach, Judah Ben Tabba<text:span text:style-name="T2">ï, Jacob Trigland, Abram Firkowitz</text:span></text:p>
      <text:p text:style-name="P5">Additional Places mentioned: Russia, Poland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80" is written in pencil and circled in the top right corner of the page.]</text:p>
      <text:p text:style-name="P3"/>
      <text:p text:style-name="P2">On the Kara<text:span text:style-name="T2">ï</text:span><text:span text:style-name="T3">tes/</text:span></text:p>
      <text:p text:style-name="P2"><text:span text:style-name="T3">This lecture was introduced out of place in the course,/</text:span></text:p>
      <text:p text:style-name="P2"><text:span text:style-name="T3">but as its contents show, circumstances occasioned it./</text:span></text:p>
      <text:p text:style-name="P2"><text:span text:style-name="T3"/></text:p>
      <text:p text:style-name="P3"><text:span text:style-name="T3">[Page 1]</text:span></text:p>
      <text:p text:style-name="P3"><text:span text:style-name="T3">Brethren. <text:s/>Although the lecture, which I </text:span><text:span text:style-name="T5">intend to</text:span><text:span text:style-name="T6"> purpose/ delivering this Sabbath does not come in the regular/ order of my post-biblical series, it nevertheless properly belongs to it./ <text:s/>I trust that the circumstance which suggested it to my/ mind, will be a sufficient apology for having misplaced/ it, by giving it precedence to many others./</text:span></text:p>
      <text:p text:style-name="P3"><text:span text:style-name="T6">An item appeared lately among Russian news, which could not/ help having arrested our serious attention. <text:s/>It told the world, that/ "An American Jew--a circus rider--who was recently threatened/ with expulsion on account of his religion, had been permitted/ to remain, in consequence of joining a sect, the tenets of/ which closely approach those of Judaism." <text:s/>All of/ you may not have well understood the meaning of that foreign/ dispatch. <text:s/>And I explain its purport with feelings of deep/ mortification. <text:s/>The sect alluded to in the cable telegram is that of </text:span><text:span text:style-name="T5">Ca</text:span><text:span text:style-name="T6">/ "Kara</text:span><text:span text:style-name="T9">ï</text:span><text:span text:style-name="T6">tes". <text:s/>A detailed history of </text:span><text:span text:style-name="T5">the</text:span><text:span text:style-name="T6"> its rise and conti-/-nuance unto this day, would occupy too much time and/ be perhaps wearisome. <text:s/>I shall try to give those of/ my hearers, who are unacquainted with the subject, a tolerably/ clear idea of it, in as </text:span><text:soft-page-break/><text:span text:style-name="T6">condensed a form as it is possible for me/ to present./</text:span></text:p>
      <text:p text:style-name="P3"><text:span text:style-name="T6"/></text:p>
      <text:p text:style-name="P3"><text:span text:style-name="T6">[Page 2]</text:span></text:p>
      <text:p text:style-name="P6"><text:span text:style-name="T3">C</text:span><text:span text:style-name="T6"> Kara</text:span><text:span text:style-name="T9">ï</text:span><text:span text:style-name="T6">tes, is a name assumed by certain Israelites, to signify/ hostility to those who believe in the Oral Law, or/ in the existence of </text:span><text:span text:style-name="T3">traditional</text:span><text:span text:style-name="T6"> verbal interpretations of the Scriptures,/ as received in an </text:span><text:span text:style-name="T3">uninterrupted</text:span><text:span text:style-name="T6"> unbroken chain of tradition from father to son./ <text:s/>Thus, by way of illustration, as the mode of ascertain-/-ing by an examination of the lungs, whether the flesh of a slaughtered animal is fit/ for our use, was not explicitly told in the Pentateuch,/ </text:span><text:span text:style-name="T3">we</text:span><text:span text:style-name="T6"> we necessarily rely upon ancestral traditions for that instruction. <text:s/>The Kara</text:span><text:span text:style-name="T9">ï</text:span><text:span text:style-name="T6">tes/ profess that only what every one can learn from the/ wording of the five books, and nothing else must be/ complied with. <text:s/>Hence they call themselves Kara</text:span><text:span text:style-name="T9">ï</text:span><text:span text:style-name="T6">tes from/ </text:span><text:span text:style-name="T7">Kara</text:span><text:span text:style-name="T8">, to read, that is, a people who exclusively follow/ Jewish rules as they read them in the plain text./</text:span></text:p>
      <text:p text:style-name="P6"><text:span text:style-name="T8">Had I the time, and you could summon the patience/ to hear all my arguments, I would convince you/ of the untenableness of the</text:span><text:span text:style-name="T4">ir</text:span><text:span text:style-name="T8"> position held by our/ opponents. <text:s/>Still, not to dismiss the subject summarily and appear prejudiced, I/ must produce, at least, one evidence of their incon-/-sistency. <text:s/>They do not admit <text:s/>the necessity of/ </text:span><text:span text:style-name="T4">examining</text:span><text:span text:style-name="T8"> searching into the entrails of an animal, before eating of its flesh,/ for the reason that Moses did not make any special men-/-tion of that practice; </text:span><text:span text:style-name="T4">but</text:span><text:span text:style-name="T8"> yet, they are very </text:span><text:span text:style-name="T4">careful</text:span><text:span text:style-name="T8"> scrupulous about the knife/</text:span></text:p>
      <text:p text:style-name="P6"><text:span text:style-name="T8"/></text:p>
      <text:p text:style-name="P6"><text:span text:style-name="T8">[Page 3]</text:span></text:p>
      <text:p text:style-name="P6"><text:span text:style-name="T4">for</text:span><text:span text:style-name="T8"> with which to slaughter</text:span><text:span text:style-name="T4">ing</text:span><text:span text:style-name="T8"> an animal intended for food, and about the man-/-ner of holding it during the operation, though those rules </text:span><text:span text:style-name="T7">neither</text:span><text:span text:style-name="T8"> has Moses/ expressly taught, and only the traditions of the fathers had them embodied </text:span><text:span text:style-name="T4">them</text:span><text:span text:style-name="T8"> in the Mishna./ <text:s/>The ill-will </text:span><text:span text:style-name="T4">existing</text:span><text:span text:style-name="T8"> which this diversity of religious opinions created between the adherents of settled traditions, and/ those who </text:span><text:span text:style-name="T7">pretend</text:span><text:span text:style-name="T8"> to discard them altogether, dates from/ many centuries back, but not from a period so remote,/ as the Cara</text:span><text:span text:style-name="T10">ï</text:span><text:span text:style-name="T8">tes themselves allege. <text:s/>For, according to/ their notions, the </text:span><text:span text:style-name="T4">sessetion</text:span><text:span text:style-name="T8"> secession took place during/ the </text:span><text:span text:style-name="T4">time</text:span><text:span text:style-name="T8"> reign of a ruler of the Asmonean dynasty, that is,/ over twenty centuries ago. <text:s/>They relate their story so: King/ Jann</text:span><text:span text:style-name="T4">e</text:span><text:span text:style-name="T8">ous being angry with the Pharisees for having cast/ doubts on the legitimacy of his birth, killed many of the/ Rabbis. <text:s/>His brother in law, Simeon Ben Shatach fled/ </text:span><text:span text:style-name="T4">escaped</text:span><text:span text:style-name="T8"> to Alexandria, where Jews </text:span><text:span text:style-name="T4">were in</text:span><text:span text:style-name="T8"> enjoyed a flourishing/ state. <text:s/>While in exile, that Rabbi invented a new law, which/ he styled "oral," and on his return to Palestine, forced its/ acceptance upon Israel. <text:s/>Some independent spirits however, rebelled;/ they would not bow to that which did not have Mosaic/ authority. <text:s/>Under the lead of Judah Ben Tabba</text:span><text:span text:style-name="T10">ï</text:span><text:span text:style-name="T8">, the former colleague of Ben Shatach, the/ Kara</text:span><text:span text:style-name="T10">ï</text:span><text:span text:style-name="T8">tes separated and formed a</text:span><text:span text:style-name="T4">n</text:span><text:span text:style-name="T8"> chosen sect, that/ vowed obedience solely to the written text of the scriptures./</text:span></text:p>
      <text:p text:style-name="P6"><text:span text:style-name="T8"/></text:p>
      <text:p text:style-name="P6"><text:span text:style-name="T8">[Page 4]</text:span></text:p>
      <text:p text:style-name="P6"><text:span text:style-name="T8">The simple fact that the name of Kara</text:span><text:span text:style-name="T10">ï</text:span><text:span text:style-name="T8">tes does not/ </text:span><text:span text:style-name="T4">appear</text:span><text:span text:style-name="T8"> occur in any writing either Jewish or Christian before the ninth or tenth cen-/-tury of the vulgar era, proves beyond doubt that the/ antiquity assumed is a</text:span><text:span text:style-name="T4">n unsustained</text:span><text:span text:style-name="T8"> groundless pretention[sic!]./</text:span></text:p>
      <text:p text:style-name="P6"><text:span text:style-name="T8">The real origin of Kariasm, as agreed upon by most scholars,/ is the following: During the </text:span><text:span text:style-name="T4">period</text:span><text:span text:style-name="T8"> time in which </text:span><text:span text:style-name="T4">the</text:span><text:span text:style-name="T8">/ Academies of Hebrew learning existed in Persia--probably about/ the seventh century--the Rosh Galutha, or exilarch, as the/ chief of the Jews in Eastern Asia was called, exercised great/ powers. <text:s/>A certain Anan, or Anen, ambitious of/ that high position, failed in his endeavours to obtain it./ <text:s/>Disappointed and vexed, he gathered around hi ma few,/ and formed a sect, that ostensibly threw </text:span><text:span text:style-name="T4">aside</text:span><text:span text:style-name="T8"> off ancestral/ traditions, </text:span><text:span text:style-name="T4">which</text:span><text:span text:style-name="T8"> as these formed </text:span><text:span text:style-name="T4">then</text:span><text:span text:style-name="T8"> the main object of research/ in said Academies. <text:s/>Such is the rising history of an unfortunately mutual antagonism./ <text:s/>I sincerely regret </text:span><text:span text:style-name="T4">however,</text:span><text:span text:style-name="T8"> that the adherents of the Oral Law, who/ have always constituted the largest and most influential/ body of </text:span><text:span text:style-name="T4">Judaism</text:span><text:span text:style-name="T8"> Jews, did not take some </text:span><text:span text:style-name="T4">steps</text:span><text:span text:style-name="T8"> measures to bring back/ the schismatics; even by making </text:span><text:span text:style-name="T4">some</text:span><text:span text:style-name="T8"> slight concessions./ <text:s/></text:span><text:span text:style-name="T4">Unfortunately</text:span><text:span text:style-name="T8"> Unhappily, from Saadjah Gaon to </text:span><text:span text:style-name="T4">Ruble</text:span><text:span text:style-name="T8"> David Nieto, a/ period of seven hundred years, </text:span><text:span text:style-name="T4">most</text:span><text:span text:style-name="T8"> the </text:span><text:span text:style-name="T4">generality</text:span><text:span text:style-name="T8"> majority of our authors have exhibited/ an irreconcilable </text:span><text:soft-page-break/><text:span text:style-name="T4">enmity</text:span><text:span text:style-name="T8"> antipathy against the Kara</text:span><text:span text:style-name="T10">ï</text:span><text:span text:style-name="T8">tes./</text:span></text:p>
      <text:p text:style-name="P6"><text:span text:style-name="T8"/></text:p>
      <text:p text:style-name="P6"><text:span text:style-name="T8">[Page 5]</text:span></text:p>
      <text:p text:style-name="P6"><text:span text:style-name="T8"><text:tab/>True, the latter inflamed, rather than allay, the ir-/-ritation, but we , the stronger, might have displayed ge-/-nerosity, and by a mild </text:span><text:span text:style-name="T4">measures</text:span><text:span text:style-name="T8"> treatment have drawn once more to/ the ancient fold, those who are really of the seed of Abraham./</text:span></text:p>
      <text:p text:style-name="P6"><text:span text:style-name="T8">As a partial justification for our indisposition to </text:span><text:span text:style-name="T4">act to</text:span><text:span text:style-name="T8"> make/ advances, I may say, that the unfounded boasting of the/ Kara</text:span><text:span text:style-name="T10">ï</text:span><text:span text:style-name="T8">tes must have been galling to our Rabbis. <text:s/>Thus, for/ example, the few books which the followers of Anan have/ produced, and whose style is only a close imitation of/ that of our Sages, teem with vainglorious descriptions/ of their high origin and of the characters of their leaders,/ not minding occasionally even to appropriate to themselves/ writers who did not share in the least their </text:span><text:span text:style-name="T4">[?]</text:span><text:span text:style-name="T8"> views and preferences./ <text:s/>This I noticed in a book explanatory of their principles and practices. <text:s/>For </text:span><text:span text:style-name="T4">two</text:span><text:span text:style-name="T8"> about a century and a half ago, a learned Christian, Jacob Trigland,/ professor of ancient literature at Leiden, in Holland, anxious to become thoroughly/ acquainted with the tenets and observances of the Kara</text:span><text:span text:style-name="T10">ï</text:span><text:span text:style-name="T8">tes,/ addressed a Hebrew letter to those who lived in Russian/ Poland, and propounded to them a series of questions./ <text:s/>The answers were largely devoted to a disproval[sic!] of the charge/ that Karaism and Sadducism are alike--a charge which I/ freely admit to be false because the Cara</text:span><text:span text:style-name="T10">ï</text:span><text:span text:style-name="T8">tes believe in the/ immortality of the soul </text:span><text:span text:style-name="T4">which</text:span><text:span text:style-name="T8"> and believe morally, while the Sadducees denied a hereafter,/ and were votaries of loose Grecianism./</text:span></text:p>
      <text:p text:style-name="P6"><text:span text:style-name="T8"/></text:p>
      <text:p text:style-name="P6"><text:span text:style-name="T8">[Page 6]</text:span></text:p>
      <text:p text:style-name="P6"><text:span text:style-name="T8">But those very answers, carefully worded, disclose/ to a thoughtful reader, the unsound basis upon which/ Karaism stands. <text:s/>They exhibit the disputes which a rejection/ of settled traditions, </text:span><text:span text:style-name="T4">created</text:span><text:span text:style-name="T8"> occasioned from time to time in the camp of our adversaries,/ and the compromises </text:span><text:span text:style-name="T4">entered into adopted</text:span><text:span text:style-name="T8"> finally resorted to, when the Biblical text/ did not furnish a clear understanding of the Mosaic command-/-ment, in all its bearings. <text:s/>Indeed, </text:span><text:span text:style-name="T4">sometime</text:span><text:span text:style-name="T8"> the want of/ an accepted standard of oral interpretations, as among/ us, gave rise to schisms in that sect, which is too/ small to afford having a division of religious practices./ <text:s/>For, all told, the Cara</text:span><text:span text:style-name="T10">ï</text:span><text:span text:style-name="T8">tes, do not number half as many/ Israelites as may be found in the city of New York./ <text:s/>Very few are met outside of Gallicia, of Poland and/ Russia. <text:s/>They principally congregate in the Crimea,/ and </text:span><text:span text:style-name="T4">I would</text:span><text:span text:style-name="T8"> to act </text:span><text:span text:style-name="T4">un</text:span><text:span text:style-name="T8">justly </text:span><text:span text:style-name="T4">if I withheld from</text:span><text:span text:style-name="T8"> I must award those who/ dwell there a meed of praise. <text:s/>They have lately done He-/-brew literature some valuable service. <text:s/>And it is because/ of that circumstance that, within the last few years, I/ had felt drawn with all my heart towards them. <text:s/>I learned in the course of my studies, that the/ excellent polemical work, </text:span><text:span text:style-name="T7">Chizzuk Emunah</text:span><text:span text:style-name="T8">, or "Faith/ Strengthened" as Moses Mocatto the English translator called it, issued from/</text:span></text:p>
      <text:p text:style-name="P6"><text:span text:style-name="T8"/></text:p>
      <text:p text:style-name="P6"><text:span text:style-name="T8">[Page 7]</text:span></text:p>
      <text:p text:style-name="P6"><text:span text:style-name="T8">the pen of Isaac of Froki, a zealous Kara</text:span><text:span text:style-name="T10">ï</text:span><text:span text:style-name="T8">te, who aimed to save/ Jews from being entrapped into nets spread out by Christian/ missionaries. <text:s/>I learned also that several manuscripts on/ Hebrew philology and poetry, emanating from Kara</text:span><text:span text:style-name="T10">ï</text:span><text:span text:style-name="T8">tes, were discovered/ in famous European libraries, and when, </text:span><text:span text:style-name="T4">moreover,</text:span><text:span text:style-name="T8"> it/ became generally known moreover that Abram Firkowitz, the/ Kara</text:span><text:span text:style-name="T10">ï</text:span><text:span text:style-name="T8">te--notwithstanding his noted aversion to Rabbinists--had succeeded by dint of untiring perseverance </text:span><text:span text:style-name="T4">unearthed</text:span><text:span text:style-name="T8"> in bringing to light a new method/ of Hebrew vowel-points and its application, I experienced a/ very strong wish that we, the adherents of traditional Judaism,/ would </text:span><text:span text:style-name="T4">m</text:span><text:span text:style-name="T8"> take the </text:span><text:span text:style-name="T4">first</text:span><text:span text:style-name="T8"> initial steps towards reconciliation. <text:s/>I/ would gladly have overlooked past vexations, the foolish/ vaunting and the groundless accusations. <text:s/>I would have forgiven the/ wicked representations made to </text:span><text:span text:style-name="T4">Peter the Great and other Czars</text:span><text:span text:style-name="T8"> Nicholas,/ by which the Kara</text:span><text:span text:style-name="T10">ï</text:span><text:span text:style-name="T8">tes obtained cordial receptions and privileges,/ while those who could not falsify themselves </text:span><text:span text:style-name="T4">and</text:span><text:span text:style-name="T8"> by denying </text:span><text:span text:style-name="T4">their</text:span><text:span text:style-name="T8">/ allegiance to the oral Law, were dismissed with an im-/-perial scowl, and </text:span><text:span text:style-name="T4">refused</text:span><text:span text:style-name="T8"> deprived of all human rights. <text:s/>All of/ that and more still I would have pardoned from the </text:span><text:soft-page-break/><text:span text:style-name="T8">re-/-verence I cherish for our sacred literature, and for the sake/ of putting an end to an unbrotherly separation./ <text:s/>But I confess that recent events have created a revulsion/ of feelings. <text:s/>I now despise the Schismatic Kara</text:span><text:span text:style-name="T10">ï</text:span><text:span text:style-name="T8">tes./</text:span></text:p>
      <text:p text:style-name="P6"><text:span text:style-name="T8"/></text:p>
      <text:p text:style-name="P6"><text:span text:style-name="T8">[Page 8]</text:span></text:p>
      <text:p text:style-name="P6"><text:span text:style-name="T8">I look upon them as on the Samaritans of old those contemptible pretenders, who/ </text:span><text:span text:style-name="T4">owned</text:span><text:span text:style-name="T8"> claimed the same immunities </text:span><text:span text:style-name="T4">by reason of a</text:span><text:span text:style-name="T8"> with us by reason of a common origin, </text:span><text:span text:style-name="T4">with us, while we prospered,</text:span><text:span text:style-name="T8"> but/ who disowned us when prosperity fled and </text:span><text:span text:style-name="T4">as soon as</text:span><text:span text:style-name="T8"> we were exposed to suffering./</text:span></text:p>
      <text:p text:style-name="P6"><text:span text:style-name="T8">The sect which the American circus rider joined to escape/ proscription, has shown its</text:span><text:span text:style-name="T4">elf</text:span><text:span text:style-name="T8"> heartlessness. <text:s/>It has taken/ very good heed to let </text:span><text:span text:style-name="T4">Russian</text:span><text:span text:style-name="T8"> the brutal authorities in Russia know their disavowal/ of any connection with the disciples of the Rabbis. <text:s/></text:span><text:span text:style-name="T4">They</text:span><text:span text:style-name="T8"> [inserted from page 9: And it has had insult to injury by sending to the adherents of tradition/ an infamous letter through the public press, a paragraph of which I must now read./ <text:s/>"Why do the many and discordant elements of Russian society, which have apparently/ so few interests in common, hate you with such accord and unanimity? <text:s/>Is it only/ a hatred of faith? <text:s/>No; your love of money, your insatiable greed, your cupidity,/ your haste to become rich, your frowardness, your deception, your trickery made/ Jews despised." <text:s/>The wicked schismatics]/ cared nothing, if those who, like themselves, declare the/ Unity of God and the truths of Mosaism are robbed and/ slain, or sent adrift to die </text:span><text:span text:style-name="T4">with</text:span><text:span text:style-name="T8"> from cold and hunger, or/ from a dread of outrages more terrible than death. <text:s/>No:/ those poltroons are too </text:span><text:span text:style-name="T4">fond</text:span><text:span text:style-name="T8"> tightly fastened to their corruptible/ bodies; martyrdom for an idea is too lofty a conception for/ their mean souls. <text:s/>But "so says the Lord: they were not/ ashamed when they </text:span><text:span text:style-name="T4">did an</text:span><text:span text:style-name="T8"> acted abominably, nay: they were not at/ all ashamed, neither could they blush, therefore they shall fall/ among those that fall; at the time that I visit them/ they shall be cast down". <text:s/>But unto those who suffer/ a sun shall arise with healing on its wings, and/ they shall go forth and grow </text:span><text:span text:style-name="T4">strong</text:span><text:span text:style-name="T8"> healthy and/ wax strong, through the help of the good and free among their brethren, and the blessing of a </text:span><text:span text:style-name="T4">beneficent</text:span><text:span text:style-name="T8"> Providence,/ than neither stumbers[sic!] or sleeps./</text:span></text:p>
      <text:p text:style-name="P6"><text:span text:style-name="T8"/></text:p>
      <text:p text:style-name="P6"><text:span text:style-name="T8">[Page 9]</text:span></text:p>
      <text:p text:style-name="P6"><text:span text:style-name="T8">And it has had insult to injury by sending to the adherents of traditions/ an infamous letter through the public press, a paragraph of which I must now read./ <text:s/>"Why do the many and discordant elements of Russian society, which have apparently/ so few interests in common, hate you with such accord and unanimity? <text:s/>Is it only/ a hatred of faith? <text:s/>No; your love of money, your insatiable greed, your cupidity,/ your haste to become rich, your frowardness, your deception, your trickery made/ Jews despised." <text:s/>The wicked schismatics</text:span><text:span text:style-name="T10">˄</text:span><text:span text:style-name="T8">/</text:span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3:32:51.24</meta:creation-date>
    <meta:document-statistic meta:table-count="0" meta:image-count="0" meta:object-count="0" meta:page-count="5" meta:paragraph-count="88" meta:word-count="2253" meta:character-count="13932"/>
    <dc:date>2013-01-30T14:30:14.70</dc:date>
    <meta:editing-duration>PT52S</meta:editing-duration>
    <meta:editing-cycles>1</meta:editing-cycles>
    <meta:generator>OpenOffice.org/3.4.1$Win32 OpenOffice.org_project/341m1$Build-9593</meta:generator>
  </office:meta>
</office:document-meta>
</file>